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  <script:event-listener script:language="ooo:script" script:event-name="office:print" xlink:href="vnd.sun.star.script:Standard.Module1.IsGuidewordsCorrected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writing-mode="lr-tb" style:editable="false">
        <style:columns xmlns:fo="urn:oasis:names:tc:opendocument:xmlns:xsl-fo-compatible:1.0" fo:column-count="2">
          <style:column-sep style:width="1pt" style:color="#aa0000"/>
          <style:column xmlns:fo="urn:oasis:names:tc:opendocument:xmlns:xsl-fo-compatible:1.0" xmlns:style="urn:oasis:names:tc:opendocument:xmlns:style:1.0" style:rel-width="1.688977*" fo:start-indent="0in" fo:end-indent="0.75in"/>
          <style:column xmlns:fo="urn:oasis:names:tc:opendocument:xmlns:xsl-fo-compatible:1.0" xmlns:style="urn:oasis:names:tc:opendocument:xmlns:style:1.0" style:rel-width="1.688977*" fo:start-indent="0.75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revHeader">Reversal Appendix</text:p>
      <text:p text:style-name="revEntry_revData"><text:span text:style-name="headword_revEntry_revData">annoy<text:span> </text:span></text:span> <text:span text:style-name="revSense_.bzh_revEntry_revData">sejon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argue<text:span> </text:span></text:span> <text:span text:style-name="revSense_.bzh_revEntry_revData">reh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arm<text:span> </text:span></text:span> <text:span text:style-name="revSense_.bzh_revEntry_revData">nema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beginning<text:span> </text:span></text:span> <text:span text:style-name="revSense_.bzh_revEntry_revData">ny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black<text:span> </text:span></text:span> <text:span text:style-name="revSense_.bzh_revEntry_revData">veriik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blackened<text:span> </text:span></text:span> <text:span text:style-name="revSense_.bzh_revEntry_revData">veriik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body<text:span> </text:span></text:span> <text:span text:style-name="revSense_.bzh_revEntry_revData">anon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bother<text:span> </text:span></text:span> <text:span text:style-name="revSense_.bzh_revEntry_revData">sejon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bounce<text:span> </text:span></text:span> <text:span text:style-name="revSense_.bzh_revEntry_revData">pediiin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branch<text:span> </text:span></text:span> <text:span text:style-name="revSense_.bzh_revEntry_revData">nema<text:span text:style-name="revhomographnumber_revSense_.bzh_revEntry_revData">4</text:span> <text:span text:style-name="revsensenumber_revSense_.bzh_revEntry_revData"> 4</text:span> </text:span> </text:p>
      <text:p text:style-name="revEntry_revData"><text:span text:style-name="headword_revEntry_revData">burden<text:span> </text:span></text:span> <text:span text:style-name="revSense_.bzh_revEntry_revData">de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call animals<text:span> </text:span></text:span> <text:span text:style-name="revSense_.bzh_revEntry_revData">lem</text:span> </text:p>
      <text:p text:style-name="revEntry_revData"><text:span text:style-name="headword_revEntry_revData">carry piggyback<text:span> </text:span></text:span> <text:span text:style-name="revSense_.bzh_revEntry_revData">piv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chin<text:span> </text:span></text:span> <text:span text:style-name="revSense_.bzh_revEntry_revData">ny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come down<text:span> </text:span></text:span> <text:span text:style-name="revSense_.bzh_revEntry_revData">to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cut<text:span> </text:span></text:span> <text:span text:style-name="revSense_.bzh_revEntry_revData">pepelin</text:span> </text:p>
      <text:p text:style-name="revEntry_revData"><text:span text:style-name="headword_revEntry_revData">dam<text:span> </text:span></text:span> <text:span text:style-name="revSense_.bzh_revEntry_revData">ketiv</text:span> </text:p>
      <text:p text:style-name="revEntry_revData"><text:span text:style-name="headword_revEntry_revData">dance<text:span> </text:span></text:span> <text:span text:style-name="revSense_.bzh_revEntry_revData">yu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decorate<text:span> </text:span></text:span> <text:span text:style-name="revSense_.bzh_revEntry_revData">sejon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diviners<text:span> </text:span></text:span> <text:span text:style-name="revSense_.bzh_revEntry_revData">yu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drown out<text:span> </text:span></text:span> <text:span text:style-name="revSense_.bzh_revEntry_revData">sejon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edge<text:span> </text:span></text:span> <text:span text:style-name="revSense_.bzh_revEntry_revData">ny<text:span text:style-name="revhomographnumber_revSense_.bzh_revEntry_revData">3</text:span> <text:span text:style-name="revsensenumber_revSense_.bzh_revEntry_revData"> 3</text:span> </text:span> </text:p>
      <text:p text:style-name="revEntry_revData"><text:span text:style-name="headword_revEntry_revData">empty handed<text:span> </text:span></text:span> <text:span text:style-name="revSense_.bzh_revEntry_revData">r<text:span text:style-name="revhomographnumber_revSense_.bzh_revEntry_revData">3</text:span> <text:span text:style-name="revsensenumber_revSense_.bzh_revEntry_revData"> 3</text:span> </text:span> </text:p>
      <text:p text:style-name="revEntry_revData"><text:span text:style-name="headword_revEntry_revData">empty-handed<text:span> </text:span></text:span> <text:span text:style-name="revSense_.bzh_revEntry_revData">r<text:span text:style-name="revhomographnumber_revSense_.bzh_revEntry_revData">4</text:span> <text:span text:style-name="revsensenumber_revSense_.bzh_revEntry_revData"> 4</text:span> </text:span> </text:p>
      <text:p text:style-name="revEntry_revData"><text:span text:style-name="headword_revEntry_revData">end<text:span> </text:span></text:span> <text:span text:style-name="revSense_.bzh_revEntry_revData">ny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entice<text:span> </text:span></text:span> <text:span text:style-name="revSense_.bzh_revEntry_revData">jij</text:span> </text:p>
      <text:p text:style-name="revEntry_revData"><text:span text:style-name="headword_revEntry_revData">entreat<text:span> </text:span></text:span> <text:span text:style-name="revSense_.bzh_revEntry_revData">jij</text:span> </text:p>
      <text:p text:style-name="revEntry_revData"><text:span text:style-name="headword_revEntry_revData">essence<text:span> </text:span></text:span> <text:span text:style-name="revSense_.bzh_revEntry_revData">anon<text:span text:style-name="revhomographnumber_revSense_.bzh_revEntry_revData">4</text:span> <text:span text:style-name="revsensenumber_revSense_.bzh_revEntry_revData"> 4</text:span> </text:span> </text:p>
      <text:p text:style-name="revEntry_revData"><text:span text:style-name="headword_revEntry_revData">extend<text:span> </text:span></text:span> <text:span text:style-name="revSense_.bzh_revEntry_revData">r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fall<text:span> </text:span></text:span> <text:span text:style-name="revSense_.bzh_revEntry_revData">to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forearm<text:span> </text:span></text:span> <text:span text:style-name="revSense_.bzh_revEntry_revData">nema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forefoot<text:span> </text:span></text:span> <text:span text:style-name="revSense_.bzh_revEntry_revData">nema<text:span text:style-name="revhomographnumber_revSense_.bzh_revEntry_revData">3</text:span> <text:span text:style-name="revsensenumber_revSense_.bzh_revEntry_revData"> 3</text:span> </text:span> </text:p>
      <text:p text:style-name="revEntry_revData"><text:span text:style-name="headword_revEntry_revData">fruit<text:span> </text:span></text:span> <text:span text:style-name="revSense_.bzh_revEntry_revData">anon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furry tasting<text:span> </text:span></text:span> <text:span text:style-name="revSense_.bzh_revEntry_revData">men</text:span> </text:p>
      <text:p text:style-name="revEntry_revData"><text:span text:style-name="headword_revEntry_revData">glance off<text:span> </text:span></text:span> <text:span text:style-name="revSense_.bzh_revEntry_revData">pediiin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go down<text:span> </text:span></text:span> <text:span text:style-name="revSense_.bzh_revEntry_revData">to<text:span text:style-name="revhomographnumber_revSense_.bzh_revEntry_revData">3</text:span> <text:span text:style-name="revsensenumber_revSense_.bzh_revEntry_revData"> 3</text:span> </text:span> </text:p>
      <text:p text:style-name="revEntry_revData"><text:span text:style-name="headword_revEntry_revData">go straight<text:span> </text:span></text:span> <text:span text:style-name="revSense_.bzh_revEntry_revData">r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grow<text:span> </text:span></text:span> <text:span text:style-name="revSense_.bzh_revEntry_revData">r<text:span text:style-name="revhomographnumber_revSense_.bzh_revEntry_revData">3</text:span> <text:span text:style-name="revsensenumber_revSense_.bzh_revEntry_revData"> 3</text:span> </text:span> </text:p>
      <text:p text:style-name="revEntry_revData"><text:span text:style-name="headword_revEntry_revData">hand<text:span> </text:span></text:span> <text:span text:style-name="revSense_.bzh_revEntry_revData">nema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handle<text:span> </text:span></text:span> <text:span text:style-name="revSense_.bzh_revEntry_revData">nema<text:span text:style-name="revhomographnumber_revSense_.bzh_revEntry_revData">5</text:span> <text:span text:style-name="revsensenumber_revSense_.bzh_revEntry_revData"> 5</text:span> </text:span> </text:p>
      <text:p text:style-name="revEntry_revData"><text:span text:style-name="headword_revEntry_revData">hip<text:span> </text:span></text:span> <text:span text:style-name="revSense_.bzh_revEntry_revData">ve</text:span> </text:p>
      <text:p text:style-name="revEntry_revData"><text:span text:style-name="headword_revEntry_revData">hold back<text:span> </text:span></text:span> <text:span text:style-name="revSense_.bzh_revEntry_revData">huh</text:span> </text:p>
      <text:p text:style-name="revEntry_revData"><text:span text:style-name="headword_revEntry_revData">insert<text:span> </text:span></text:span> <text:span text:style-name="revSense_.bzh_revEntry_revData">r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interfere with<text:span> </text:span></text:span> <text:span text:style-name="revSense_.bzh_revEntry_revData">sejon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lick<text:span> </text:span></text:span> <text:span text:style-name="revSense_.bzh_revEntry_revData">tep</text:span> </text:p>
      <text:p text:style-name="revEntry_revData"><text:span text:style-name="headword_revEntry_revData">magic, white<text:span> </text:span></text:span> <text:span text:style-name="revSense_.bzh_revEntry_revData">yu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mark<text:span> </text:span></text:span> <text:span text:style-name="revSense_.bzh_revEntry_revData">ny<text:span text:style-name="revhomographnumber_revSense_.bzh_revEntry_revData">4</text:span> <text:span text:style-name="revsensenumber_revSense_.bzh_revEntry_revData"> 4</text:span> </text:span> </text:p>
      <text:p text:style-name="revEntry_revData"><text:span text:style-name="headword_revEntry_revData">message acknowledgement<text:span> </text:span></text:span> <text:span text:style-name="revSense_.bzh_revEntry_revData">un</text:span> </text:p>
      <text:p text:style-name="revEntry_revData"><text:span text:style-name="headword_revEntry_revData">noise, sharp<text:span> </text:span></text:span> <text:span text:style-name="revSense_.bzh_revEntry_revData">von</text:span> </text:p>
      <text:p text:style-name="revEntry_revData"><text:span text:style-name="headword_revEntry_revData">oppress<text:span> </text:span></text:span> <text:span text:style-name="revSense_.bzh_revEntry_revData">de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overcome<text:span> </text:span></text:span> <text:span text:style-name="revSense_.bzh_revEntry_revData">reh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overwhelm<text:span> </text:span></text:span> <text:span text:style-name="revSense_.bzh_revEntry_revData">reh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pass over<text:span> </text:span></text:span> <text:span text:style-name="revSense_.bzh_revEntry_revData">reh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persecute<text:span> </text:span></text:span> <text:span text:style-name="revSense_.bzh_revEntry_revData">de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persuade<text:span> </text:span></text:span> <text:span text:style-name="revSense_.bzh_revEntry_revData">jij</text:span> </text:p>
      <text:p text:style-name="revEntry_revData"><text:span text:style-name="headword_revEntry_revData">pity<text:span> </text:span></text:span> <text:span text:style-name="revSense_.bzh_revEntry_revData">g</text:span> </text:p>
      <text:p text:style-name="revEntry_revData"><text:span text:style-name="headword_revEntry_revData">poke<text:span> </text:span></text:span> <text:span text:style-name="revSense_.bzh_revEntry_revData">r<text:span text:style-name="revhomographnumber_revSense_.bzh_revEntry_revData">4</text:span> <text:span text:style-name="revsensenumber_revSense_.bzh_revEntry_revData"> 4</text:span> </text:span> <text:span text:style-name="revSense_.bzh_revEntry_revData">r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pregnant, to induce<text:span> </text:span></text:span> <text:span text:style-name="revSense_.bzh_revEntry_revData">pediiin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press<text:span> </text:span></text:span> <text:span text:style-name="revSense_.bzh_revEntry_revData">de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push<text:span> </text:span></text:span> <text:span text:style-name="revSense_.bzh_revEntry_revData">r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put on<text:span> </text:span></text:span> <text:span text:style-name="revSense_.bzh_revEntry_revData">r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reality<text:span> </text:span></text:span> <text:span text:style-name="revSense_.bzh_revEntry_revData">anon<text:span text:style-name="revhomographnumber_revSense_.bzh_revEntry_revData">4</text:span> <text:span text:style-name="revsensenumber_revSense_.bzh_revEntry_revData"> 4</text:span> </text:span> </text:p>
      <text:p text:style-name="revEntry_revData"><text:span text:style-name="headword_revEntry_revData">refrain from<text:span> </text:span></text:span> <text:span text:style-name="revSense_.bzh_revEntry_revData">huh</text:span> </text:p>
      <text:p text:style-name="revEntry_revData"><text:span text:style-name="headword_revEntry_revData">remove<text:span> </text:span></text:span> <text:span text:style-name="revSense_.bzh_revEntry_revData">gel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restrain oneself<text:span> </text:span></text:span> <text:span text:style-name="revSense_.bzh_revEntry_revData">huh</text:span> </text:p>
      <text:p text:style-name="revEntry_revData"><text:span text:style-name="headword_revEntry_revData">ricochet<text:span> </text:span></text:span> <text:span text:style-name="revSense_.bzh_revEntry_revData">pediiin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roger<text:span> </text:span></text:span> <text:span text:style-name="revSense_.bzh_revEntry_revData">un</text:span> </text:p>
      <text:p text:style-name="revEntry_revData"><text:span text:style-name="headword_revEntry_revData">scar<text:span> </text:span></text:span> <text:span text:style-name="revSense_.bzh_revEntry_revData">ny<text:span text:style-name="revhomographnumber_revSense_.bzh_revEntry_revData">4</text:span> <text:span text:style-name="revsensenumber_revSense_.bzh_revEntry_revData"> 4</text:span> </text:span> </text:p>
      <text:p text:style-name="revEntry_revData"><text:span text:style-name="headword_revEntry_revData">scrape<text:span> </text:span></text:span> <text:span text:style-name="revSense_.bzh_revEntry_revData">gel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seduce<text:span> </text:span></text:span> <text:span text:style-name="revSense_.bzh_revEntry_revData">jij</text:span> </text:p>
      <text:p text:style-name="revEntry_revData"><text:span text:style-name="headword_revEntry_revData">shout<text:span> </text:span></text:span> <text:span text:style-name="revSense_.bzh_revEntry_revData">reh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sick, to make<text:span> </text:span></text:span> <text:span text:style-name="revSense_.bzh_revEntry_revData">bumin</text:span> </text:p>
      <text:p text:style-name="revEntry_revData"><text:span text:style-name="headword_revEntry_revData">sleep and go<text:span> </text:span></text:span> <text:span text:style-name="revSense_.bzh_revEntry_revData">gujeng</text:span> </text:p>
      <text:p text:style-name="revEntry_revData"><text:span text:style-name="headword_revEntry_revData">sorry for<text:span> </text:span></text:span> <text:span text:style-name="revSense_.bzh_revEntry_revData">g</text:span> </text:p>
      <text:p text:style-name="revEntry_revData"><text:span text:style-name="headword_revEntry_revData">space widely<text:span> </text:span></text:span> <text:span text:style-name="revSense_.bzh_revEntry_revData">tah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spear<text:span> </text:span></text:span> <text:span text:style-name="revSense_.bzh_revEntry_revData">rohin</text:span> </text:p>
      <text:p text:style-name="revEntry_revData"><text:span text:style-name="headword_revEntry_revData">speared<text:span> </text:span></text:span> <text:span text:style-name="revSense_.bzh_revEntry_revData">piv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spirit<text:span> </text:span></text:span> <text:span text:style-name="revSense_.bzh_revEntry_revData">anon<text:span text:style-name="revhomographnumber_revSense_.bzh_revEntry_revData">4</text:span> <text:span text:style-name="revsensenumber_revSense_.bzh_revEntry_revData"> 4</text:span> </text:span> </text:p>
      <text:p text:style-name="revEntry_revData"><text:span text:style-name="headword_revEntry_revData">spirit possession<text:span> </text:span></text:span> <text:span text:style-name="revSense_.bzh_revEntry_revData">yu<text:span text:style-name="revhomographnumber_revSense_.bzh_revEntry_revData">2</text:span> <text:span text:style-name="revsensenumber_revSense_.bzh_revEntry_revData"> 2</text:span> </text:span> </text:p>
      <text:p text:style-name="revEntry_revData"><text:span text:style-name="headword_revEntry_revData">stake<text:span> </text:span></text:span> <text:span text:style-name="revSense_.bzh_revEntry_revData">rohin</text:span> </text:p>
      <text:p text:style-name="revEntry_revData"><text:span text:style-name="headword_revEntry_revData">stand up<text:span> </text:span></text:span> <text:span text:style-name="revSense_.bzh_revEntry_revData">rohin</text:span> </text:p>
      <text:p text:style-name="revEntry_revData"><text:span text:style-name="headword_revEntry_revData">standing<text:span> </text:span></text:span> <text:span text:style-name="revSense_.bzh_revEntry_revData">nare</text:span> </text:p>
      <text:p text:style-name="revEntry_revData"><text:span text:style-name="headword_revEntry_revData">stretch out<text:span> </text:span></text:span> <text:span text:style-name="revSense_.bzh_revEntry_revData">r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stride<text:span> </text:span></text:span> <text:span text:style-name="revSense_.bzh_revEntry_revData">tah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sway<text:span> </text:span></text:span> <text:span text:style-name="revSense_.bzh_revEntry_revData">l</text:span> </text:p>
      <text:p text:style-name="revEntry_revData"><text:span text:style-name="headword_revEntry_revData">taste<text:span> </text:span></text:span> <text:span text:style-name="revSense_.bzh_revEntry_revData">tep</text:span> </text:p>
      <text:p text:style-name="revEntry_revData"><text:span text:style-name="headword_revEntry_revData">taste, furry<text:span> </text:span></text:span> <text:span text:style-name="revSense_.bzh_revEntry_revData">men</text:span> </text:p>
      <text:p text:style-name="revEntry_revData"><text:span text:style-name="headword_revEntry_revData">tempt<text:span> </text:span></text:span> <text:span text:style-name="revSense_.bzh_revEntry_revData">jij</text:span> </text:p>
      <text:p text:style-name="revEntry_revData"><text:span text:style-name="headword_revEntry_revData">thigh<text:span> </text:span></text:span> <text:span text:style-name="revSense_.bzh_revEntry_revData">ve</text:span> </text:p>
      <text:p text:style-name="revEntry_revData"><text:span text:style-name="headword_revEntry_revData">thrust<text:span> </text:span></text:span> <text:span text:style-name="revSense_.bzh_revEntry_revData">rohin</text:span> </text:p>
      <text:p text:style-name="revEntry_revData"><text:span text:style-name="headword_revEntry_revData">true<text:span> </text:span></text:span> <text:span text:style-name="revSense_.bzh_revEntry_revData">anon<text:span text:style-name="revhomographnumber_revSense_.bzh_revEntry_revData">3</text:span> <text:span text:style-name="revsensenumber_revSense_.bzh_revEntry_revData"> 3</text:span> </text:span> </text:p>
      <text:p text:style-name="revEntry_revData"><text:span text:style-name="headword_revEntry_revData">urge<text:span> </text:span></text:span> <text:span text:style-name="revSense_.bzh_revEntry_revData">jij</text:span> </text:p>
      <text:p text:style-name="revEntry_revData"><text:span text:style-name="headword_revEntry_revData">without headdress<text:span> </text:span></text:span> <text:span text:style-name="revSense_.bzh_revEntry_revData">yu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wounded<text:span> </text:span></text:span> <text:span text:style-name="revSense_.bzh_revEntry_revData">piv<text:span text:style-name="revhomographnumber_revSense_.bzh_revEntry_revData">1</text:span> <text:span text:style-name="revsensenumber_revSense_.bzh_revEntry_revData"> 1</text:span> </text:span> </text:p>
      <text:p text:style-name="revEntry_revData"><text:span text:style-name="headword_revEntry_revData">yawn<text:span> </text:span></text:span> <text:span text:style-name="revSense_.bzh_revEntry_revData">sahek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styles>
    <style:style style:name="revEntry_revData" style:family="paragraph" style:parent-style-name="revData"/>
    <style:style xmlns:style="urn:oasis:names:tc:opendocument:xmlns:style:1.0" style:name="revSense_.bzh_revEntry_revData" style:family="text" style:parent-style-name="revEntry_revData">
      <style:text-properties xmlns:fo="urn:oasis:names:tc:opendocument:xmlns:xsl-fo-compatible:1.0" fo:language="none" fo:country="none"/>
    </style:style>
    <style:style xmlns:style="urn:oasis:names:tc:opendocument:xmlns:style:1.0" style:name="revhomographnumber_revSense_.bzh_revEntry_revData" style:family="text" style:parent-style-name="revSense_.bzh_revEntry_revData"/>
    <style:style xmlns:style="urn:oasis:names:tc:opendocument:xmlns:style:1.0" style:name="revsensenumber_revSense_.bzh_revEntry_revData" style:family="text" style:parent-style-name="revSense_.bzh_revEntry_revData"/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header" style:family="paragraph" style:parent-style-name="none">
      <style:paragraph-properties fo:text-align="center" fo:margin-top="18pt" fo:margin-bottom="18pt" style:writing-mode="lr-tb"/>
      <style:text-properties fo:font-weight="700" style:font-weight-complex="700" fo:font-size="18pt" style:font-size-complex="18pt" fo:font-family="Charis SIL" style:font-name-complex="Charis SIL"/>
    </style:style>
    <style:style style:name="letData" style:family="paragraph" style:parent-style-name="none"/>
    <style:style style:name="entry" style:family="paragraph" style:parent-style-name="none">
      <style:paragraph-properties fo:text-indent="-10pt" fo:margin-left="10pt"/>
      <style:text-properties text:display="block" fo:font-size="10pt" style:font-size-complex="10pt"/>
    </style:style>
    <style:style xmlns:style="urn:oasis:names:tc:opendocument:xmlns:style:1.0" style:name="headword_revEntry_revData" style:family="text" style:parent-style-name="revEntry_revData">
      <style:text-properties xmlns:fo="urn:oasis:names:tc:opendocument:xmlns:xsl-fo-compatible:1.0" fo:font-family="Charis SIL" style:font-name-complex="Charis SIL" fo:font-weight="700" style:font-weight-complex="700"/>
    </style:style>
    <style:style xmlns:style="urn:oasis:names:tc:opendocument:xmlns:style:1.0" style:name="headword" style:family="paragraph" style:parent-style-name="none">
      <style:text-properties xmlns:fo="urn:oasis:names:tc:opendocument:xmlns:xsl-fo-compatible:1.0" fo:font-family="Charis SIL" style:font-name-complex="Charis SIL" fo:font-weight="700" style:font-weight-complex="700"/>
    </style:style>
    <style:style style:name="headword-after" style:family="text" style:parent-style-name="none">
      <style:text-properties fo:font-family="Charis SIL" style:font-name-complex="Charis SIL" fo:font-weight="700" style:font-weight-complex="700"/>
    </style:style>
    <style:style style:name="sense" style:family="paragraph" style:parent-style-name="none">
      <style:text-properties fo:font-family="Charis SIL" style:font-name-complex="Charis SIL" fo:font-weight="400" style:font-weight-complex="400"/>
    </style:style>
    <style:style style:name="sense-after" style:family="text" style:parent-style-name="none">
      <style:text-properties fo:font-family="Charis SIL" style:font-name-complex="Charis SIL" fo:font-weight="400" style:font-weight-complex="400"/>
    </style:style>
    <style:style style:name="sense_sense-before" style:family="text" style:parent-style-name="none">
      <style:text-properties fo:font-family="Charis SIL" style:font-name-complex="Charis SIL" fo:font-weight="400" style:font-weight-complex="400"/>
    </style:style>
    <style:style style:name="xhomographnumber" style:family="paragraph" style:parent-style-name="none">
      <style:text-properties style:text-position="sub" fo:font-size="100%" style:font-size-complex="100%"/>
    </style:style>
    <style:style style:name="xsensenumber-before" style:family="text" style:parent-style-name="none">
      <style:text-properties fo:font-size="8pt" style:font-size-complex="8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0005in" fo:margin-bottom="0.0835in" fo:keep-with-next="always" fo:border-bottom="solid 1pt #aa000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Graphics" style:family="graphic">
      <style:graphic-properties text:anchor-type="paragraph" svg:x="0in" svg:y="0in" style:mirror="none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 Symbol" text:citation-body-style-name="Footnote 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HeaderPageLeft" style:family="text">
      <style:text-properties content=""/>
    </style:style>
    <style:style style:name="HeaderPageNumber" style:family="text">
      <style:text-properties content=""/>
    </style:style>
    <style:style style:name="HeaderPageRight" style:family="text">
      <style:text-properties content=""/>
    </style:style>
    <style:style style:name="FooterPageLeft" style:family="text">
      <style:text-properties/>
    </style:style>
    <style:style style:name="FooterPageNumber" style:family="text">
      <style:text-properties/>
    </style:style>
    <style:style style:name="FooterPageRight" style:family="text">
      <style:text-properties/>
    </style:style>
    <style:style style:name="AllHeaderPageLeft" style:family="text">
      <style:text-properties content="string,(,guideword,first,)" style:writing-mode="lr-tb" fo:font-family="Charis SIL" fo:font-weight="700" fo:font-size="10pt" fo:margin-top="1em"/>
    </style:style>
    <style:style style:name="AllHeaderPageNumber" style:family="text">
      <style:text-properties content="counter,(,page,)" fo:margin-top="1em"/>
    </style:style>
    <style:style style:name="AllHeaderPageRight" style:family="text">
      <style:text-properties content="string,(,guideword,last,)" style:writing-mode="lr-tb" fo:font-family="Charis SIL" fo:font-weight="700" fo:font-size="10pt" fo:margin-top="1em"/>
    </style:style>
    <style:style style:name="AllFooterPageLeft" style:family="text">
      <style:text-properties/>
    </style:style>
    <style:style style:name="AllFooterPageNumber" style:family="text">
      <style:text-properties/>
    </style:style>
    <style:style style:name="AllFooterPageRight" style:family="text">
      <style:text-properties/>
    </style:style>
    <style:page-layout style:name="pm1">
      <style:page-layout-propertie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  <style:page-layout style:name="pm3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</office:automatic-styles>
  <office:master-styles>
    <style:master-page style:name="Standard" style:page-layout-name="pm1">
      <style:header>
        <text:p text:style-name="Header"/>
      </style:header>
      <style:footer>
        <text:p text:style-name="Footer"/>
      </style:footer>
      <style:footer-left>
        <text:p text:style-name="Footer"/>
      </style:footer-left>
    </style:master-page>
    <style:master-page style:name="XHTML" style:page-layout-name="pm2">
      <style:header>
        <text:p text:style-name="Header">
          <text:span text:style-name="AllHeaderPageLeft">
            <text:chapter text:display="name" text:outline-level="9"/>
          </text:span>
          <text:tab/>
          <text:span text:style-name="AllHeaderPageNumber">
            <text:page-number text:select-page="current">4</text:page-number>
          </text:span>
          <text:tab/>
          <text:span text:style-name="AllHeaderPageRight">
            <text:chapter text:display="name" text:outline-level="10"/>
          </text:span>
        </text:p>
      </style:header>
    </style:master-page>
    <style:master-page style:name="First_20_Page" style:display-name="First Page" style:page-layout-name="pm3" style:next-style-name="XHTML">
      <style:header>
        <text:p text:style-name="Header">
          <text:span text:style-name="HeaderPageLeft"/>
          <text:tab/>
          <text:span text:style-name="HeaderPageNumber"/>
          <text:tab/>
          <text:span text:style-name="HeaderPageRight"/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2.4$Win32 OpenOffice.org_project/680m12$Build-9286</meta:generator>
    <meta:initial-creator>karthik</meta:initial-creator>
    <meta:creation-date>2010-08-19T17:18:54</meta:creation-date>
    <dc:creator>karthik</dc:creator>
    <dc:date>2010-08-19T17:18:54</dc:date>
    <meta:editing-cycles>1</meta:editing-cycles>
    <meta:editing-duration>PT2M27S</meta:editing-duration>
    <meta:AssemblyVersion Assembly-Version="OpenOfficeConvert 0.6.4.2280"/>
    <meta:Created-By Created-By="ReSharper 4.1.933.3"/>
    <meta:user-defined meta:name="Assembly-Version">OpenOfficeConvert 0.6.4.2280</meta:user-defined>
    <meta:user-defined meta:name="Created-By">ReSharper 4.1.933.3</meta:user-defined>
    <meta:user-defined meta:name="Info 3"/>
    <meta:user-defined meta:name="Info 4"/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'Constant ReferenceFormat for User Desire
Const ReferenceFormat = "string(guidewordfirst)counter(page)string(guidewordlast)"
Const AutoMacro = "True"
Const OutputFormat = "odt"
Const FilePath = "E:\RapidSVN\PublishingSolution\Test\PsExport\TestFiles\Output\T7\T7"

'Changed On Aug-06-2010 for TD-1504(OpenOffice: Progressbar should be shown when macro run)

'Define the values to Constant Variables for First Guide word, Last Guide word ,Headword Style
Const FIRSTGUIDESTYLE = "GuideL"
Const LASTGUIDESTYLE =  "GuideR"
Const HEADWORDSTYLE = "headword"
Const HEADWORD_MINOR_STYLE = "headwordminor"
Const ENTRYPARASTYLE =  "entry_letData"
Const TITLEPARASTYLE = "letter"
Const HOMOGRAPHNUMBER =   "homographnumber"
Const CONTINUATION_CHARACTER = "..."
Dim LastParagraph(0) As String

'This procedure align the overlapping images
Sub AlingOverlappingImages 
dim frameCount, lclNo 
oGraphics = ThisComponent.getTextFrames

frameCount = oGraphics.getCount() -1
lclNo = 0
  For i = 0 To oGraphics.getCount() -1 step 1 
    	oGraphic = oGraphics.getByIndex(i)
    	If frameCount &gt; i Then
	    	nxt = oGraphics.getByIndex(i + 1)
			If nxt.HoriOrientPosition = oGraphic.HoriOrientPosition Then
				lclNo = lclNo + 1
				If lclNo = 1 Then
				 	oGraphic.HoriOrient = 3
				 	nxt.HoriOrient = 2
				elseif lclNo = 2 Then
				 	oGraphic.HoriOrient = 2
				 	nxt.HoriOrient = 1	
				End If
				if lclNo = 3 Then lclNo = 0
			End If
		End If
  Next    
End Sub
	
'This procedure set the dialgue to correct Update Guide Words 
Sub StartDontForget
	'Msgbox "Please NOTE: Use the Update Guide Words menu item or tool bar item to correct the guide words before printing." , 0 + 64,  "Guide Word Reminder"

	dim clicked as byte
	If IsMacroRun = true Then
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If clicked = 6 Then 'If Yes clicked
			SetGuides
		End If
	Else
		If LCase(AutoMacro) = "true" Then
			SetGuides
		Else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		
		End If	
	End If
	
	If Lcase(OutputFormat) &lt;&gt; "odt" Then
		ExportToDOC_PDF
	End IF	
End Sub

Sub StartDontForgetTD1485
	'Msgbox "Please NOTE: Use the Update Guide Words menu item or tool bar item to correct the guide words before printing." , 0 + 64,  "Guide Word Reminder"
	If LCase(AutoMacro) = "true" Then
		'If IsMacroRun = true Then
			SetGuides
		'End If	
	Else
		dim clicked as byte
		If IsMacroRun = true Then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
		Else
			SetGuides
		End If
	End If	
	If Lcase(OutputFormat) &lt;&gt; "odt" Then
		ExportToDOC_PDF
	End IF	
End Sub

'This procedure removes existing hidden guide words
Function IsMacroRun
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	IsMacroRun = true
				Exit Function
			End If 
		End If 
	Loop
	IsMacroRun = false
End Function

'This procedure exports Odt file into Word/PDF based on the OutputFormat in given FilePath
Sub ExportToDOC_PDF
'stardesktop.terminate 
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   	oDoc.storeToURL(fileURL, Array(MakePropertyValue("FilterName",filterType)) 

	oSvc = createUnoService("com.sun.star.system.SystemShellExecute") 
	oSvc.execute(FilePathWithName, "", 0) 
	oDoc.dispose(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'The main procedure to show the First and Last Guide words on Header
Sub SetGuides()
On Error GoTo MyError:

	Dim PageCount as Integer
	oDoc = ThisComponent
	oContWindow = oDoc.CurrentController.Frame.ContainerWindow 
	
	msgbox "The Open Office window will be hidden while the headers are updated since this cuts the time required for the update in half.",,"Update Guide Words"
	oContWindow.Visible = false 
	
	mytime = now
	
	AlingOverlappingImages()
	
	RemoveOldGuides()
	KeepNextParagraph()
	PageCount = TotalPages
	Redim LastParagraph(PageCount) As String	
	GetLastParagraph()
	keep = "Keepnext" &amp; chr(10) &amp; mytime &amp; chr(10) &amp; now
	mytime = now

	keep = keep &amp; chr(10) &amp; "RemoveOld" &amp; chr(10) &amp; mytime &amp; chr(10) &amp; now
	mytime = now
	'PageCount = TotalPages
	LastPara(PageCount)
	keep = keep &amp; chr(10) &amp; "Search" &amp; chr(10) &amp; mytime &amp; chr(10) &amp; now
	mytime = now
	keep = keep &amp; chr(10) &amp; "Insert" &amp; chr(10) &amp; mytime &amp; chr(10) &amp; now
	ReSetTabs()
	oDoc.store() 
	
	oContWindow.Visible = true 
	'msgbox keep
	''msgbox mytime &amp; chr(10) &amp; now
Exit Sub
MyError:
	if Err &lt;&gt; 91 Then
		Msgbox "Sorry! Could not update the Guide Words." , 0 + 64,  "Update Guide Words"
	End If
End Sub  

'This procedure set the dialgue to correct Update Guide Words 
Sub StartDontForget100
	'Msgbox "Please NOTE: Use the Update Guide Words menu item or tool bar item to correct the guide words before printing." , 0 + 64,  "Guide Word Reminder"
	If LCase(AutoMacro) = "true" Then
		If IsMacroRun = false Then
			SetGuides
		End If	
	Else
		dim clicked as byte
		clicked = msgbox ("Headers are updated to contain the first and last word with the " + """" + "Update Guide Words" + """" + " tool bar item or Macro menu item." &amp; chr(10) &amp; "Would you like to update the headers now?", 4 + 32 + 256 , "Guide Word Reminder")
		If clicked = 6 Then 'If Yes clicked
			If IsMacroRun = false Then
				SetGuides
			End If
		End If
	End If	
	If Lcase(OutputFormat) &lt;&gt; "odt" Then
		ExportToDOC_PDF
	End IF	
End Sub

'This procedure set the dialgue to confirm user to correction of Update Guide Words while Printing
Sub IsGuidewordsCorrected
	dim clicked as byte
	clicked = msgbox ( "If you have not corrected the guide words yet, you can correct them now." &amp; chr(10) &amp; "Would you like to correct the guide words?", 4 + 32 + 256 , "Guide Word Reminder")
	If clicked = 6 Then 'If Yes clicked
		SetGuides
	End If
End Sub

'This function gives the Total Pages of the current file
Function TotalPages()
	Dim cont
	cont = ThisComponent.getCurrentController()
	TotalPages = cont.PageCount
End Function

'This function gives the guidewords from the given paragraph
Function GuideWord(oCursor)
  oParaEnume = oCursor.createEnumeration() 
  While oParaEnume.hasMoreElements() 
    oPara = oParaEnume.nextElement() 
  ' enumeration for portions in the paragraph 
    oPortionEnume = oPara.createEnumeration() 
    While oPortionEnume.hasMoreElements() 
      	TextPortion = oPortionEnume.nextElement() 'reversalform-after
		'If (GetStyleName(TextPortion.CharStyleName) = "reversalform" AND Len(Trim(GuideWord)) = 0) OR GetStyleName(TextPortion.CharStyleName) = HEADWORDSTYLE OR GetStyleName(TextPortion.CharStyleName) = HEADWORD_MINOR_STYLE OR  InStr(GetStyleName(TextPortion.CharStyleName), HOMOGRAPHNUMBER) &gt; 0  THEN
     	If (GetStyleName(TextPortion.CharStyleName) = "reversalform" AND Len(Trim(GuideWord)) = 0) OR GetStyleName(TextPortion.CharStyleName) = HEADWORDSTYLE OR GetStyleName(TextPortion.CharStyleName) = HEADWORD_MINOR_STYLE THEN
      		GuideWord = GuideWord &amp; Trim(TextPortion.String) &amp; " "
		ElseIf Len(Trim(TextPortion.String)) &gt; 0 Then
      		Exit Function
      	End If'reversalform
    WEnd 
  WEnd
End Function

'This procedure push the letter style content (A a, B b), if letter found in last paragraph of the current page.
Sub KeepNextParagraph 
	ThisComponent.currentController.getViewCursor().jumpToPage(2)
oDoc = ThisComponent 
oVC = oDoc.CurrentController.getViewCursor 
oVC.gotoStart(false) 
Do 
	page = oVC.getPage
	oVC.jumpToEndOfPage 
	Last = oDoc.Text.createTextCursorByRange(oVC) 
	Last.gotoStartOfParagraph(false)
	Last.gotoEndOfParagraph(true) 
	'LastParagraph(page) = Last.String
	If Len(Trim(Last.String)) &gt; 0 Then
		If GetStyleName(Last.ParaStyleName) =  TITLEPARASTYLE Then
			Call PushToNextPage
			'PageCount = TotalPages
			'Redim Preserve LastParagraph(PageCount) As String			
			'LastParagraph(page) = ""
			ThisComponent.currentController.getViewCursor().jumpToPage(page)
		End If
	End If	
Loop While oVC.jumpToNextPage 	 
End Sub

'This procedure gets the last paragraph of every page
Sub GetLastParagraph 
	ThisComponent.currentController.getViewCursor().jumpToPage(2)
oDoc = ThisComponent 
oVC = oDoc.CurrentController.getViewCursor 
oVC.gotoStart(false) 
Do 
	page = oVC.getPage
	oVC.jumpToEndOfPage 
	Last = oDoc.Text.createTextCursorByRange(oVC) 
	Last.gotoStartOfParagraph(false)
	Last.gotoEndOfParagraph(true) 
	LastParagraph(page) = Last.String
Loop While oVC.jumpToNextPage 	 
End Sub


'This procedure find the first paragraph of every page
Sub InsertGuidewords(HiddenParagraph,PageCount) 
dim PrevPageNo
	ThisComponent.currentController.getViewCursor().jumpToPage(2)
oDoc = ThisComponent 
oVC = oDoc.CurrentController.getViewCursor 
oVC.gotoStart(false) 
PageCount = TotalPages
Do 
	page = oVC.getPage
	
	if PrevPageNo &gt;= page Then
		page = PrevPageNo + 1
		ThisComponent.currentController.getViewCursor().jumpToPage(page)
	end if
	
	if PageCount = page then
		Exit Do
	End If	
	oVC.jumpToEndOfPage

		paraTextPageNo = split(HiddenParagraph(page,0),"`~")
        If UBound(paraTextPageNo) = 1 Then
			'For Last Guide Word
	    	paraPos = val(paraTextPageNo(0)) 
			paraText = Trim(paraTextPageNo(1))
			paraStyle = LASTGUIDESTYLE
			'InsertGuide(paraText,paraPos,paraStyle)
	        	
			'For First Guide Word
			paraTextPageNo = split(HiddenParagraph(page,1),"`~")
			paraPos1 = val(paraTextPageNo(0)) 
			paraText1 = Trim(paraTextPageNo(1))
			paraStyle1 = FIRSTGUIDESTYLE
			'InsertGuide(paraText1,paraPos1,paraStyle1)
			
			If LastParagraph(page -1) = LastParagraph(page) Then
				InsertGuide(paraText1,paraPos1,paraStyle1)
				InsertGuide(paraText,paraPos,paraStyle)
			Else
				InsertGuide(paraText,0,paraStyle)
				Currpage = oVC.getPage
				If Currpage &lt;&gt; page Then
					ThisComponent.currentController.getViewCursor().jumpToPage(page)
					oVC.jumpToEndOfPage	
				End If				
				InsertGuide(paraText1,0,paraStyle1)
			End If
				
			''InsertGuide(paraText1,paraPos1,paraStyle1)
		End If
		Currpage = oVC.getPage
		If Currpage &lt;&gt; page Then
			ThisComponent.currentController.getViewCursor().jumpToPage(page)	
		End If
		PrevPageNo = page
Loop While oVC.jumpToNextPage 	 
End Sub

'This function finds whether guideword exists in given pragraph
Function IsGuide(oCursor)
  IsGuide = False
  oParaEnume = oCursor.createEnumeration() 
  While oParaEnume.hasMoreElements() 
    oPara = oParaEnume.nextElement() 
  ' enumeration for portions in the paragraph 
    oPortionEnume = oPara.createEnumeration() 
    While oPortionEnume.hasMoreElements() 
      oPortion = oPortionEnume.nextElement() 
      'msgbox "String: " &amp; oPortion.getString() &amp; "CharStyleName: " &amp; oPortion.CharStyleName 'HOMOGRAPHNUMBER 
      'If oPortion.ParaStyleName = ENTRYPARASTYLE AND GetStyleName(oPortion.CharStyleName) = "reversalform" OR GetStyleName(oPortion.CharStyleName) = HEADWORDSTYLE OR GetStyleName(oPortion.CharStyleName) = HEADWORD_MINOR_STYLE OR InStr(GetStyleName(oPortion.CharStyleName), HOMOGRAPHNUMBER) &gt; 0 THEN
      If oPortion.ParaStyleName = ENTRYPARASTYLE AND GetStyleName(oPortion.CharStyleName) = "reversalform" OR GetStyleName(oPortion.CharStyleName) = HEADWORDSTYLE OR GetStyleName(oPortion.CharStyleName) = HEADWORD_MINOR_STYLE THEN
      		IsGuide = True
      End If
      Exit Function
    WEnd 
  WEnd
End Function

'This procedure finds first and last guidewords in everypage.
Sub LastPara(PageCount) 

Dim HiddenParagraph(PageCount,1) As String

	ThisComponent.currentController.getViewCursor().jumpToPage(2)

oDoc = ThisComponent 
oVC = oDoc.CurrentController.getViewCursor 
oVC.gotoStart(false) 
Do
    page = oVC.getPage 
If page &gt; 1 Then

    LastParaString = LastParagraph(page)
 	First = oDoc.Text.createTextCursorByRange(oVC) 
 	IsFirstPara = True
 	IsEmptyPage = False
 	IsEmptyGuidewordPage = False

	If LastParagraph(page -1) = LastParagraph(page) And Len(Trim(LastParaString)) &gt; 0 Then
		First = PrevLast
		Last = PrevLast
	Else
	  
		Do
		
		  First.gotoEndOfParagraph(true) 
	
		  If IsFirstPara Then
		  	FirstParaString = First.String
		  	IsFirstPara = False
		  End If
		  If First.String =  LastParaString Then
		  	  	If	First.String = "" And LastParaString = "" Then
		  	  		IsEmptyPage = True
		  	  	ElseIf page &gt; 2 Then
		  	  		If First.String = PrevLast.String Then
		  	  			First = PrevLast
		  	  			IsEmptyGuidewordPage = True
		  	  		End If
		  	  	End If
		  	  	Exit Do
		  Else
			  If IsGuide(First) Then
			    'MsgBox(page &amp; " Left " &amp; First.String)
			    Exit Do 
			  End If	
		  End IF	
		Loop While First.gotoNextParagraph(false) 
	    
		oVC.jumpToEndOfPage
	
	 	Last = oDoc.Text.createTextCursorByRange(oVC) 
		Do 
		'Last = oDoc.Text.createTextCursorByRange(oVC) 
		Last.gotoStartOfParagraph(false)
		Last.gotoEndOfParagraph(true) 
	
		  If IsEmptyPage Then
		  	Exit Do
		  ElseIf IsEmptyGuidewordPage Then	   	  
		  	Last = PrevLast
		  	Exit Do
		  Else	  
			  If IsGuide(Last) Then
			    'MsgBox((page &amp; " Right " &amp; Last.String) 
			    Exit Do
			  End If
		  End If	
		Loop While Last.gotoPreviousParagraph(false) 
	
	End If
	
    if page = PageCount Then
    	'msgbox "First : " &amp; First.String &amp; Chr(13) &amp; "Last : " &amp; Last.String
    	If Last.String = "" Then
    		HiddenParagraph(page-1,0) = page-1 &amp; "`~" &amp; GuideWord(PrevLast)
    		HiddenParagraph(page-1,1) = page-1 &amp; "`~" &amp; GuideWord(PrevLast)   
		Else
	    	HiddenParagraph(page-1,0) = page-1 &amp; "`~" &amp; GuideWord(Last)
	    	HiddenParagraph(page-1,1) = page-1 &amp; "`~" &amp; GuideWord(First)   
		End IF
	else 
    	HiddenParagraph(page-1,0) = page-1 &amp; "`~" &amp; GuideWord(Last)
    	HiddenParagraph(page-1,1) = page-1 &amp; "`~" &amp; GuideWord(First)   
	end if   
	
    PrevFirst = First
    PrevLast = Last	 	
End If	
Loop While oVC.jumpToNextPage 

	'mytime = now
InsertGuidewords(HiddenParagraph,PageCount)
'InsertHiddenParagraph(HiddenParagraph)
	'keep = "Insert" &amp; chr(10) &amp; mytime &amp; chr(10) &amp; now
	'msgbox keep
End Sub

'This procedure called from KeepNextParagraph
'This procedure push the letter style content (A a, B b), if letter found in last paragraph of the current page.
Sub PushToNextPage
	document   = ThisComponent.CurrentController.Frame
	dispatcher = createUnoService("com.sun.star.frame.DispatchHelper")

	'dispatcher.executeDispatch(document, ".uno:GoToPrevPara", "", 0, Array())
	dispatcher.executeDispatch(document, ".uno:GotoStartOfPara", "", 0, Array())
	dispatcher.executeDispatch(document, ".uno:InsertPara", "", 0, Array())
End Sub

'This function returns first styleName from the StylesTree (entry~letData)
Function GetStyleName(StylesTree)
	Dim arrStyles
	arrStyles = split(StylesTree,"_")
	If(Ubound(arrStyles) &gt; 0) Then
		GetStyleName = arrStyles(0)
	Else
		GetStyleName = ""
	End If
End Function

'Insert the first or last guide word in given Position (Page)
Sub InsertGuide(par,pos,style)
	Dim guide as String

	If(Len(Trim(par)) &gt; 19) Then
		guide =  Left(par,16) &amp; CONTINUATION_CHARACTER 
	Else
		guide =  par		
	End If

	move(pos,style)

   	InsertPara(guide, style)
End Sub        

'This procedure creates empty paragraphs to print the guidewords
Sub move(pos,style)
	dim document   as object
	dim dispatcher as object
	document = ThisComponent.CurrentController.Frame 
	dispatcher = createUnoService("com.sun.star.frame.DispatchHelper") 
	If pos = 0 Then
	    dispatcher.executeDispatch(document, ".uno:GotoStartOfPara", "", 0, Array())
		'dispatcher.executeDispatch(document, ".uno:GoUp", "", 0, Array())     
		dispatcher.executeDispatch(document, ".uno:GoUp", "", 0, Array())     
	    dispatcher.executeDispatch(document, ".uno:GotoEndOfPara", "", 0, Array()) 
		dispatcher.executeDispatch(document, ".uno:InsertPara", "", 0, Array())
	Else 'If Page had no new paragraphs, this code will be executed
		If style = "GuideL" Then
			ThisComponent.currentController.getViewCursor().jumpToPage(pos)
			dispatcher.executeDispatch(document, ".uno:GoDown", "", 0, Array()) 
			dispatcher.executeDispatch(document, ".uno:InsertPara", "", 0, Array())
			dispatcher.executeDispatch(document, ".uno:InsertPara", "", 0, Array())

			dim args1(0) as new com.sun.star.beans.PropertyValue
			args1(0).Name = "Text"
			args1(0).Value = CHR$(9)
			dispatcher.executeDispatch(document, ".uno:InsertText", "", 0, args1())			
		Else
			dispatcher.executeDispatch(document, ".uno:GoToStartOfLine", "", 0, Array())
			dispatcher.executeDispatch(document, ".uno:InsertPara", "", 0, Array())
		End If
		
		dispatcher.executeDispatch(document, ".uno:GoUp", "", 0, Array()) 

	End If
End Sub

'Insert the first or last guide word
Sub InsertPara(guide, style)
	dim document   as object
	dim dispatcher as object
	document   = ThisComponent.CurrentController.Frame
	dispatcher = createUnoService("com.sun.star.frame.DispatchHelper")

	dim args1(0) as new com.sun.star.beans.PropertyValue
	args1(0).Name = "Text"
	args1(0).Value = guide 
	dispatcher.executeDispatch(document, ".uno:InsertText", "", 0, args1())

	dim args2(1) as new com.sun.star.beans.PropertyValue
	args2(0).Name = "Template"
	args2(0).Value = style' &amp; "D"
	args2(1).Name = "Family" 
	args2(1).Value = 2 
	dispatcher.executeDispatch(document, ".uno:StyleApply", "", 0, args2())
End Sub


'This procedure removes existing hidden guide words
Sub RemoveOldGuides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    oPar.Anchor.ParaStyleName = ENTRYPARASTYLE
				ThisComponent.Text.removeTextContent(oPar) 
			End If 
		End If 
	Loop
End Sub

'This function returns Page Number of given Paragraph
Function pageNo(par)
	Dim cont, vc, st
	st = par.getStart()
	cont = ThisComponent.getCurrentController()
	cont.select(st)
	pageNo = cont.getViewCursor.getPage()
End Function

'This procedure reset the Header/Footer's tabs based on the PageSize
Sub ReSetTabs

dim oStyle, oPageStyles, center, right
dim document   as object
dim dispatcher as object

document   = ThisComponent.CurrentController.Frame
dispatcher = createUnoService("com.sun.star.frame.DispatchHelper")
oDoc = ThisComponent 

  oVC = oDoc.getCurrentController().getViewCursor()
  sPageStyleName = oVC.PageStyleName

  oPageStyles = oDoc.StyleFamilies.getByName("PageStyles")
  oStyle = oPageStyles.getByName(sPageStyleName)
  center =  cint((oStyle.Width / 2) - oStyle.LeftMargin)
  right = oStyle.Width - oStyle.RightMargin

oVC = oDoc.CurrentController.getViewCursor 
'-------------------------------------------- FOR HEADER ---------------------------
If oStyle.HeaderIsOn Then
	oVC.JumpToPage(2)  
	dispatcher.executeDispatch(document, ".uno:JumpToHeader", "", 0, Array())
	dim args4(0) as new com.sun.star.beans.PropertyValue
	args4(0).Name = "Tabstops.TabStops"
	args4(0).Value = Array(Array(center,com.sun.star.style.TabAlign.CENTER,","," "),Array(right,com.sun.star.style.TabAlign.RIGHT,","," "))
	dispatcher.executeDispatch(document, ".uno:Tabstops", "", 0, args4())
	
	If oStyle.PageStyleLayout = 3 Then
		oVC.JumpToPage(3)
		dispatcher.executeDispatch(document, ".uno:JumpToHeader", "", 0, Array())
		dim args8(0) as new com.sun.star.beans.PropertyValue
		args8(0).Name = "Tabstops.TabStops"
		args8(0).Value = Array(Array(center,com.sun.star.style.TabAlign.CENTER,","," "),Array(right,com.sun.star.style.TabAlign.RIGHT,","," "))
		dispatcher.executeDispatch(document, ".uno:Tabstops", "", 0, args8())
	End If
End If
'-------------------------------------------- FOR FOOTER ---------------------------
If oStyle.FooterIsOn Then
	oVC.JumpToPage(2)  
	dispatcher.executeDispatch(document, ".uno:JumpToFooter", "", 0, Array())
	dim args5(0) as new com.sun.star.beans.PropertyValue
	args5(0).Name = "Tabstops.TabStops"
	args5(0).Value = Array(Array(center,com.sun.star.style.TabAlign.CENTER,","," "),Array(right,com.sun.star.style.TabAlign.RIGHT,","," "))
	dispatcher.executeDispatch(document, ".uno:Tabstops", "", 0, args5())

	If oStyle.PageStyleLayout = 3 Then	
		oVC.JumpToPage(3)
		dispatcher.executeDispatch(document, ".uno:JumpToFooter", "", 0, Array())
		dim args6(0) as new com.sun.star.beans.PropertyValue
		args6(0).Name = "Tabstops.TabStops"
		args6(0).Value = Array(Array(center,com.sun.star.style.TabAlign.CENTER,","," "),Array(right,com.sun.star.style.TabAlign.RIGHT,","," "))
		dispatcher.executeDispatch(document, ".uno:Tabstops", "", 0, args6())
	End If
End If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
</file>